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P1" style:family="paragraph">
      <style:paragraph-properties style:writing-mode="lr-tb"/>
    </style:style>
    <style:style style:name="T1" style:family="text">
      <style:text-properties style:font-name="Lohit Devanagari"/>
    </style:style>
    <style:style style:name="T2" style:family="text">
      <style:text-properties style:font-name="Lohit Devanagari" officeooo:rsid="00078c7f"/>
    </style:style>
    <style:style style:name="T3" style:family="text">
      <style:text-properties style:use-window-font-color="true" loext:opacity="0%" style:font-name="Lohit Devanagari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ohit Devanagari" fo:font-size="12pt" fo:language="en" fo:country="US" officeooo:rsid="00078c7f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font-name="Chandas"/>
    </style:style>
    <style:style style:name="T6" style:family="text">
      <style:text-properties style:font-name="Chandas" officeooo:rsid="00078c7f"/>
    </style:style>
    <style:style style:name="T7" style:family="text">
      <style:text-properties fo:language="en" fo:country="US" style:language-asian="zh" style:country-asian="CN" style:language-complex="hi" style:country-complex="IN"/>
    </style:style>
    <style:style style:name="T8" style:family="text">
      <style:text-properties style:font-name="Lohit Devanagari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857649564912">
          <table:table-cell table:style-name="Table1.A1" office:value-type="string">
            <text:p text:style-name="Table_20_Contents">Insert a new row below and check its font <text:span text:style-name="T7">face</text:span>. It <text:span text:style-name="T7">should not </text:span>be the same as the last <text:span text:style-name="T8">word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Lohit Devanagari3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3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7T18:21:43.898340176</meta:creation-date>
    <dc:date>2021-08-18T09:24:04.601812202</dc:date>
    <meta:editing-duration>PT9M22S</meta:editing-duration>
    <meta:editing-cycles>3</meta:editing-cycles>
    <meta:generator>LibreOfficeDev/7.3.0.0.alpha0$Linux_X86_64 LibreOffice_project/9ce7ada4530074d95d05efdc89a7eba1032d99e0</meta:generator>
    <meta:document-statistic meta:table-count="1" meta:image-count="0" meta:object-count="0" meta:page-count="1" meta:paragraph-count="1" meta:word-count="20" meta:character-count="91" meta:non-whitespace-character-count="72"/>
  </office:meta>
</office:document-meta>
</file>